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1f5607" style:font-size-asian="14pt" style:font-weight-asian="bold" style:font-size-complex="14pt"/>
    </style:style>
    <style:style style:name="P2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1449d" style:font-size-asian="14pt" style:font-weight-asian="bold" style:font-size-complex="14pt"/>
    </style:style>
    <style:style style:name="P3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30350" style:font-size-asian="14pt" style:font-weight-asian="bold" style:font-size-complex="14pt"/>
    </style:style>
    <style:style style:name="P4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43500" style:font-size-asian="14pt" style:font-weight-asian="bold" style:font-size-complex="14pt"/>
    </style:style>
    <style:style style:name="P5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6ec59" style:font-size-asian="14pt" style:font-weight-asian="bold" style:font-size-complex="14pt"/>
    </style:style>
    <style:style style:name="P6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83b64" style:font-size-asian="14pt" style:font-weight-asian="bold" style:font-size-complex="14pt"/>
    </style:style>
    <style:style style:name="P7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1f5607" style:font-size-asian="14pt" style:font-size-complex="14pt"/>
    </style:style>
    <style:style style:name="P8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1449d" style:font-size-asian="14pt" style:font-size-complex="14pt"/>
    </style:style>
    <style:style style:name="P9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30350" style:font-size-asian="14pt" style:font-size-complex="14pt"/>
    </style:style>
    <style:style style:name="P10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43500" style:font-size-asian="14pt" style:font-size-complex="14pt"/>
    </style:style>
    <style:style style:name="P1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6ec59" style:font-size-asian="14pt" style:font-size-complex="14pt"/>
    </style:style>
    <style:style style:name="P12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83b64" style:font-size-asian="14pt" style:font-size-complex="14pt"/>
    </style:style>
    <style:style style:name="P13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1f5607" officeooo:paragraph-rsid="001f5607" style:font-size-asian="14pt" style:font-weight-asian="normal" style:font-size-complex="14pt" style:font-weight-complex="normal"/>
    </style:style>
    <style:style style:name="P14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1f5607" officeooo:paragraph-rsid="001f5607" style:font-size-asian="14pt" style:font-weight-asian="normal" style:font-size-complex="14pt" style:font-weight-complex="normal"/>
    </style:style>
    <style:style style:name="P15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30350" officeooo:paragraph-rsid="00230350" style:font-size-asian="14pt" style:font-weight-asian="normal" style:font-size-complex="14pt" style:font-weight-complex="normal"/>
    </style:style>
    <style:style style:name="P16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243500" officeooo:paragraph-rsid="00243500" style:font-size-asian="14pt" style:font-weight-asian="normal" style:font-size-complex="14pt" style:font-weight-complex="normal"/>
    </style:style>
    <style:style style:name="P17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475c8" officeooo:paragraph-rsid="002475c8" style:font-size-asian="14pt" style:font-weight-asian="normal" style:font-size-complex="14pt" style:font-weight-complex="normal"/>
    </style:style>
    <style:style style:name="P18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2346in"/>
        </style:tab-stops>
      </style:paragraph-properties>
      <style:text-properties style:font-name="Arial" fo:font-size="14pt" fo:font-weight="normal" officeooo:rsid="0026ec59" officeooo:paragraph-rsid="0026ec59" style:font-size-asian="14pt" style:font-weight-asian="normal" style:font-size-complex="14pt" style:font-weight-complex="normal"/>
    </style:style>
    <style:style style:name="P19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2346in"/>
        </style:tab-stops>
      </style:paragraph-properties>
      <style:text-properties style:font-name="Arial" fo:font-size="14pt" fo:font-weight="normal" officeooo:rsid="00283b64" officeooo:paragraph-rsid="00283b64" style:font-size-asian="14pt" style:font-weight-asian="normal" style:font-size-complex="14pt" style:font-weight-complex="normal"/>
    </style:style>
    <style:style style:name="P20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89443" officeooo:paragraph-rsid="00289443" style:font-size-asian="14pt" style:font-weight-asian="normal" style:font-size-complex="14pt" style:font-weight-complex="normal"/>
    </style:style>
    <style:style style:name="P21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2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3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4" style:family="paragraph" style:parent-style-name="Default_7e_LT_7e_Notizen" style:list-style-name="L1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5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1449d" officeooo:paragraph-rsid="0021449d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6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7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8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9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0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9443" officeooo:paragraph-rsid="00289443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1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9443" officeooo:paragraph-rsid="00289443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2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43500" officeooo:paragraph-rsid="00289443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3" style:family="paragraph" style:parent-style-name="Default_7e_LT_7e_Notizen" style:list-style-name="L3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ade6" officeooo:paragraph-rsid="0024350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4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ade6" officeooo:paragraph-rsid="0023ade6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5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475c8" officeooo:paragraph-rsid="002475c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6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6ec59" officeooo:paragraph-rsid="002475c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7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6ec59" officeooo:paragraph-rsid="0026ec59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8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2346in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3b64" officeooo:paragraph-rsid="0026ec59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9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2346in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3b64" officeooo:paragraph-rsid="00283b6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40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1f5607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1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21449d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2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230350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3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289443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4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43500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5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6ec59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6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>
        <style:tab-stops>
          <style:tab-stop style:position="-0.2346in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83b64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7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3ade6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P48" style:family="paragraph" style:parent-style-name="Default_7e_LT_7e_Notizen" style:list-style-name="L1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1f5607" officeooo:paragraph-rsid="001f5607" style:font-size-asian="14pt" style:font-weight-asian="normal" style:font-size-complex="14pt" style:font-weight-complex="normal"/>
    </style:style>
    <style:style style:name="P49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21449d" officeooo:paragraph-rsid="0021449d" style:font-size-asian="14pt" style:font-weight-asian="normal" style:font-size-complex="14pt" style:font-weight-complex="normal"/>
    </style:style>
    <style:style style:name="P50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230350" officeooo:paragraph-rsid="00230350" style:font-size-asian="14pt" style:font-weight-asian="normal" style:font-size-complex="14pt" style:font-weight-complex="normal"/>
    </style:style>
    <style:style style:name="P51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30350" officeooo:paragraph-rsid="00243500" style:font-size-asian="14pt" style:font-weight-asian="normal" style:font-size-complex="14pt" style:font-weight-complex="normal"/>
    </style:style>
    <style:style style:name="P52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30350" officeooo:paragraph-rsid="0023ade6" style:font-size-asian="14pt" style:font-weight-asian="normal" style:font-size-complex="14pt" style:font-weight-complex="normal"/>
    </style:style>
    <style:style style:name="P53" style:family="paragraph" style:parent-style-name="Default_7e_LT_7e_Notizen" style:list-style-name="L3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paragraph-rsid="00289443" style:font-size-asian="14pt" style:font-weight-asian="bold" style:font-size-complex="14pt"/>
    </style:style>
    <style:style style:name="P54" style:family="paragraph" style:parent-style-name="Default_7e_LT_7e_Notizen" style:list-style-name="L3">
      <style:paragraph-properties fo:margin-left="0in" fo:margin-right="0in" fo:text-align="justify" style:justify-single-word="false" fo:text-indent="0in" style:auto-text-indent="false"/>
      <style:text-properties style:font-name="Arial" fo:font-size="14pt" officeooo:paragraph-rsid="00289443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f5607"/>
    </style:style>
    <style:style style:name="T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f5607" style:letter-kerning="true" style:font-name-asian="DejaVu Sans" style:font-style-asian="normal" style:font-weight-asian="normal" style:font-name-complex="Liberation Sans1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43500" style:letter-kerning="true" style:font-name-asian="DejaVu Sans" style:font-style-asian="normal" style:font-weight-asian="normal" style:font-name-complex="Liberation Sans1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6ec59" style:letter-kerning="true" style:font-name-asian="DejaVu Sans" style:font-style-asian="normal" style:font-weight-asian="normal" style:font-name-complex="Liberation Sans1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83b64" style:letter-kerning="true" style:font-name-asian="DejaVu Sans" style:font-style-asian="normal" style:font-weight-asian="normal" style:font-name-complex="Liberation Sans1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DejaVu Sans" style:font-style-asian="normal" style:font-name-complex="Liberation Sans1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1449d" style:letter-kerning="true" style:font-name-asian="DejaVu Sans" style:font-style-asian="normal" style:font-name-complex="Liberation Sans1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30350" style:letter-kerning="true" style:font-name-asian="DejaVu Sans" style:font-style-asian="normal" style:font-name-complex="Liberation Sans1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3ade6" style:letter-kerning="true" style:font-name-asian="DejaVu Sans" style:font-style-asian="normal" style:font-name-complex="Liberation Sans1" style:text-emphasize="none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43500" style:letter-kerning="true" style:font-name-asian="DejaVu Sans" style:font-style-asian="normal" style:font-name-complex="Liberation Sans1" style:text-emphasize="none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6ec59" style:letter-kerning="true" style:font-name-asian="DejaVu Sans" style:font-style-asian="normal" style:font-name-complex="Liberation Sans1" style:text-emphasize="none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83b64" style:letter-kerning="true" style:font-name-asian="DejaVu Sans" style:font-style-asian="normal" style:font-name-complex="Liberation Sans1" style:text-emphasize="none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89443" style:letter-kerning="true" style:font-name-asian="DejaVu Sans" style:font-style-asian="normal" style:font-name-complex="Liberation Sans1" style:text-emphasize="none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3ade6" style:letter-kerning="true" style:font-name-asian="DejaVu Sans" style:font-style-asian="normal" style:font-weight-asian="bold" style:font-name-complex="Liberation Sans1" style:font-weight-complex="bold" style:text-emphasize="none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43500" style:letter-kerning="true" style:font-name-asian="DejaVu Sans" style:font-style-asian="normal" style:font-weight-asian="bold" style:font-name-complex="Liberation Sans1" style:font-weight-complex="bold" style:text-emphasize="none"/>
    </style:style>
    <style:style style:name="T17" style:family="text">
      <style:text-properties officeooo:rsid="0021449d"/>
    </style:style>
    <style:style style:name="T18" style:family="text">
      <style:text-properties officeooo:rsid="00230350"/>
    </style:style>
    <style:style style:name="T19" style:family="text">
      <style:text-properties officeooo:rsid="00243500"/>
    </style:style>
    <style:style style:name="T20" style:family="text">
      <style:text-properties officeooo:rsid="00283b64"/>
    </style:style>
    <style:style style:name="T21" style:family="text">
      <style:text-properties officeooo:rsid="00289443"/>
    </style:style>
    <style:style style:name="T22" style:family="text">
      <style:text-properties officeooo:rsid="0029a6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Clase <text:span text:style-name="T22">2</text:span>: <text:span text:style-name="T2">Tipos de Datos en Python</text:span></text:p>
      <text:p text:style-name="P1">Frame 1</text:p>
      <text:p text:style-name="P7"><text:span text:style-name="T1">Objetivo</text:span>: <text:span text:style-name="T2">Presentaci</text:span><text:span text:style-name="T3">ón de los tipos de datos en Python</text:span> </text:p>
      <text:p text:style-name="P1">Speach: </text:p>
      <text:p text:style-name="P13">Python<text:span text:style-name="T7"> cuenta con 2 tipos de datos, los datos no estructurados </text:span><text:span text:style-name="T8">o datos simples</text:span><text:span text:style-name="T7"> y los estructurados </text:span><text:span text:style-name="T8">o datos complejos</text:span><text:span text:style-name="T7">.</text:span></text:p>
      <text:p text:style-name="P21"/>
      <text:p text:style-name="P14"><text:span text:style-name="T7">Estos 2 tipos de datos se diferencian, en que los datos estructurados son los que permiten que una variable pueda almacenar más de un </text:span><text:span text:style-name="T8">elemento</text:span><text:span text:style-name="T7"> del mismo tipo o no, mientras los datos no estructurados serían cada uno de esos </text:span><text:span text:style-name="T8">elementos</text:span><text:span text:style-name="T7">. </text:span><text:span text:style-name="T10">Los datos estructurados además permiten su anidación, es decir, que un dato estructurado puede contener otro o otros datos estructurados.</text:span></text:p>
      <text:p text:style-name="P21"/>
      <text:p text:style-name="P1">Frame <text:span text:style-name="T2">2</text:span></text:p>
      <text:p text:style-name="P7"><text:span text:style-name="T1">Objetivo</text:span>: <text:span text:style-name="T2">Datos no estructurados</text:span></text:p>
      <text:p text:style-name="P40">Speach: </text:p>
      <text:p text:style-name="P22">Los datos no estructurados serían:</text:p>
      <text:list xml:id="list1285863933" text:style-name="L1">
        <text:list-item>
          <text:p text:style-name="P24">Los enteros</text:p>
        </text:list-item>
        <text:list-item>
          <text:p text:style-name="P24">Los reales o punto flotantes, los cuales solo son de precisión simple, si se usa Python sin ninguna librería que permita trabajar con precisión doble.</text:p>
        </text:list-item>
        <text:list-item>
          <text:p text:style-name="P24">Los caracteres, los cuales se diferencian entre minúsculas y mayúsculas dentro de Python. Además, Python permite trabajar con caracteres especiales como es el @ entre otros.</text:p>
        </text:list-item>
        <text:list-item>
          <text:p text:style-name="P48"><text:span text:style-name="T7">Los booleanos False y True. </text:span><text:span text:style-name="T8">En Python el 0 es equivalente a False mientras 1 es equivalente a True.</text:span></text:p>
        </text:list-item>
      </text:list>
      <text:p text:style-name="P2"/>
      <text:p text:style-name="P2">Frame <text:span text:style-name="T17">3</text:span></text:p>
      <text:p text:style-name="P8"><text:span text:style-name="T1">Objetivo</text:span>: <text:span text:style-name="T2">Datos estructurados</text:span></text:p>
      <text:p text:style-name="P41">Speach: </text:p>
      <text:p text:style-name="P25">En este conjunto de datos se encuentran:</text:p>
      <text:list xml:id="list3032620374" text:style-name="L2">
        <text:list-item>
          <text:p text:style-name="P49"><text:span text:style-name="T7">Las listas, que consisten en un conjunto de datos simples del mismo tipo o no </text:span><text:span text:style-name="T9">separados por coma y </text:span><text:span text:style-name="T7">encerrado dentro de paréntesis cuadrados.</text:span></text:p>
        </text:list-item>
        <text:list-item>
          <text:p text:style-name="P26">Las tuplas, es similar a las listas, pero en este caso los datos simples son encerrados entre paréntesis, aunque Python permite omitir los paréntesis y el lenguaje entiende implicitamente que se está trabajando con una tupla.</text:p>
        </text:list-item>
        <text:list-item>
          <text:p text:style-name="P26">Las cadenas, se caracterizan por tener más de un caracter encerrado entre comillas simples o dobles.</text:p>
        </text:list-item>
        <text:list-item>
          <text:p text:style-name="P50"><text:span text:style-name="T7">Los diccionarios, se parecen a las tuplas y a las listas, pero con la diferencia de que los datos están almacenados entre llaves, además cada elemento de un diccionario se compone por una palabra clave y </text:span><text:soft-page-break/><text:span text:style-name="T7">un valor asociado a esta. Esto permite que la búsqueda de elementos en los diccionarios sea muy eficientes.</text:span></text:p>
        </text:list-item>
        <text:list-item>
          <text:p text:style-name="P26">Los conjuntos, son parecidos a los diccionarios, pero con la diferencia que cada uno de sus elementos solo se compone de un tipo de dato.</text:p>
        </text:list-item>
      </text:list>
      <text:p text:style-name="P27"/>
      <text:p text:style-name="P28">En Python se consideran más tipos de datos estructurados, como son los frozenset, los archivos, entre otros; pero están por fuera del alcance de este curso.</text:p>
      <text:p text:style-name="P23"/>
      <text:p text:style-name="P3">Frame <text:span text:style-name="T18">4</text:span></text:p>
      <text:p text:style-name="P9"><text:span text:style-name="T1">Objetivo</text:span>: <text:span text:style-name="T19">Iteracci</text:span><text:span text:style-name="T4">ón</text:span><text:span text:style-name="T18"> de los </text:span><text:span text:style-name="T2">Datos estructurados</text:span></text:p>
      <text:p text:style-name="P42">Speach: </text:p>
      <text:p text:style-name="P15"><text:span text:style-name="T7">Cada uno de los datos estructurados presenta cierta particularidad, lo cual es fundamental para cuando necesitamos decidir entre uno de ellos </text:span><text:span text:style-name="T14">para almacenar un conjunto de datos simples o otros datos estructurados</text:span><text:span text:style-name="T7">.</text:span></text:p>
      <text:p text:style-name="P29"/>
      <text:p text:style-name="P30">Una de las primeras características es que algunos de los datos estructurados permiten iterar sobre sus elementos, ya que se componen de conjuntos de datos simples o estructurados que encuentran ordenados de izquierda a derecha. Los datos estructurados que presentan esta partícularidad son las tuplas, listas y cadenas.</text:p>
      <text:p text:style-name="P29"/>
      <text:list xml:id="list1196044017" text:style-name="L3">
        <text:list-header>
          <text:p text:style-name="P53">Frame <text:span text:style-name="T18">4</text:span></text:p>
          <text:p text:style-name="P54"><text:span text:style-name="T1">Objetivo</text:span>: <text:span text:style-name="T2">Datos estructurados </text:span><text:span text:style-name="T21">no ordenados</text:span></text:p>
          <text:p text:style-name="P43">Speach: </text:p>
          <text:p text:style-name="P31">Como se puede deducir de lo anterior, existen datos estructurados que se componen de elementos no ordenados estos, es decir, que no hay ninguna jerarquía entre los elementos que componen a estos datos estructurados que permitan deducir quien precede a quien. Entre este conjunto de datos estructurados se encuentra los diccionarios y los conjuntos. Esta es la característica que hace que la búsqueda dentro de estos tipos de datos sea más eficiente que en los otros tipos de datos estructurados.</text:p>
        </text:list-header>
      </text:list>
      <text:p text:style-name="P30"/>
      <text:p text:style-name="P20"><text:span text:style-name="T7">Sin embargo </text:span><text:span text:style-name="T9">los diccionarios </text:span><text:span text:style-name="T7">permiten </text:span><text:span text:style-name="T10">la </text:span><text:span text:style-name="T7">iteracción sobre ellos, aunque</text:span><text:span text:style-name="T10"> no es </text:span><text:span text:style-name="T7">de forma </text:span><text:span text:style-name="T10">directa, ya que primero </text:span><text:span text:style-name="T11">este tipo de dato es convertido a otro tipo de dato estructurado antes de su iteracción. </text:span></text:p>
      <text:p text:style-name="P32"/>
      <text:p text:style-name="P20"><text:span text:style-name="T11">En el caso de querer recorrer sobre las palabras claves se adiciona a la variable que almacena al diccionario el sufijo </text:span><text:span text:style-name="T16">.keys() </text:span><text:span text:style-name="T11">esto devuelve una lista, la cual contiene como elemento cada una de las palabras claves del diccionario, </text:span><text:span text:style-name="T7">en el orden que se fueron almacenando en el diccionario</text:span><text:span text:style-name="T11">. Vale mencionar que </text:span><text:span text:style-name="T10">por defecto </text:span><text:span text:style-name="T11">los diccionarios iteran </text:span><text:span text:style-name="T10">sobre las palabras claves </text:span><text:span text:style-name="T11">cuando se encuentran dentro de un ciclo de repetición como es un </text:span><text:span text:style-name="T16">for, </text:span><text:span text:style-name="T11">del cual hablaremos más tarde</text:span><text:span text:style-name="T10">.</text:span></text:p>
      <text:list xml:id="list212845770072866" text:continue-numbering="true" text:style-name="L3">
        <text:list-header>
          <text:p text:style-name="P33"/>
          <text:p text:style-name="P51"><text:soft-page-break/><text:span text:style-name="T10">En el caso de querer recorrer los valores asociados a cada una de las palabras claves es necesario, adicionar a nuestra variable </text:span><text:span text:style-name="T15">.values()</text:span><text:span text:style-name="T10">, esto nos devolvera una lista </text:span><text:span text:style-name="T11">que contiene </text:span><text:span text:style-name="T10">estos valores.</text:span></text:p>
          <text:p text:style-name="P47"/>
          <text:p text:style-name="P52"><text:span text:style-name="T10">También se puede recorrer al mismo tiempo sobre las palabras claves y sus valores, si se usa </text:span><text:span text:style-name="T15">.items()</text:span><text:span text:style-name="T10">, ya que esto nos devuelve una lista donde cada uno de sus elementos es una tupla compuesta por la palabra clave y su elemento respectivo.</text:span></text:p>
        </text:list-header>
      </text:list>
      <text:p text:style-name="P34"/>
      <text:p text:style-name="P4">Frame <text:span text:style-name="T18">4</text:span></text:p>
      <text:p text:style-name="P10"><text:span text:style-name="T1">Objetivo</text:span>: <text:span text:style-name="T19">Indexaci</text:span><text:span text:style-name="T4">ón</text:span><text:span text:style-name="T18"> de los </text:span><text:span text:style-name="T2">Datos estructurados</text:span></text:p>
      <text:p text:style-name="P44">Speach: </text:p>
      <text:p text:style-name="P16"><text:span text:style-name="T10">U</text:span><text:span text:style-name="T7">na característica que emula a la iteracción, es la indexación, está característica permite eligir de datos estructurados cierto conjunto elementos que los componen. De los datos complejos mencionados, solo las listas, las tuplas y cadenas permiten la indexación.</text:span></text:p>
      <text:p text:style-name="P35">La nomenclatura de la indexación es la misma independientemente si se trabaja con una lista, tupla o lista; por esto por efectos prácticos solo se explicara usando listas.</text:p>
      <text:p text:style-name="P35"/>
      <text:p text:style-name="P35">Cuando se quiere un cierto elemento de una lista, basta con poner paréntesis cuadrado al lado derecho de la lista o variable que contiene la lista y poner el número menos uno que representa la posición del elemento deseado en la lista. Se le resto uno al número que indica la posición debido a que en Python, el conteo de los elementos de un arreglo estructurado empieza desde cero.</text:p>
      <text:p text:style-name="P35"/>
      <text:p text:style-name="P17"><text:span text:style-name="T7">En el caso de querer un conjunto de elementos de la lista, bast</text:span><text:span text:style-name="T12">a con poner entre los paréntesis cuadrados la posición del primer elemento de izquierda a derecha del conjunto deseado, seguido por :, si se el último elemento del conjunto que se quiere extraer sea el último de la lista y en el caso que no lo sea, depués del : se debe poner la posición del último elemento menos uno.</text:span></text:p>
      <text:p text:style-name="P36"/>
      <text:p text:style-name="P37">La indexación también soporta número enteros negativos, esto permite recorrer la lista de derecha a izquierda. </text:p>
      <text:p text:style-name="P37"/>
      <text:p text:style-name="P37">Como regla general, independientemente de si se esta recorriendo la lista de izquierda a derecha o viceversa, el primer elemento que se elija en la indexación debe ser el que se encuentra más a la izquierda en la lista del conjunto de datos que se quiere extraer de la lista.</text:p>
      <text:p text:style-name="P37"/>
      <text:p text:style-name="P5">Frame <text:span text:style-name="T18">4</text:span></text:p>
      <text:p text:style-name="P11"><text:span text:style-name="T1">Objetivo</text:span>: <text:span text:style-name="T5">Mutación</text:span><text:span text:style-name="T18"> de los </text:span><text:span text:style-name="T2">Datos estructurados</text:span></text:p>
      <text:p text:style-name="P45">Speach: </text:p>
      <text:p text:style-name="P18"><text:soft-page-break/><text:span text:style-name="T10">E</text:span><text:span text:style-name="T7">ntre todos los datos estructurados presentados solo las tuplas, son las únicas que son inmutables, es decir, que después de </text:span><text:span text:style-name="T13">ser </text:span><text:span text:style-name="T7">definidas no permiten ninguna alteración. </text:span><text:span text:style-name="T13">Entonces, cuando estas son definidas solo</text:span><text:span text:style-name="T7"> </text:span><text:span text:style-name="T13">se tiene </text:span><text:span text:style-name="T7">permit</text:span><text:span text:style-name="T13">ido</text:span><text:span text:style-name="T7"> iterar sobre ellas o </text:span><text:span text:style-name="T13">hacer </text:span><text:span text:style-name="T7">indexa</text:span><text:span text:style-name="T13">ciones</text:span><text:span text:style-name="T7">, </text:span><text:span text:style-name="T13">también se puede</text:span><text:span text:style-name="T7"> </text:span><text:span text:style-name="T13">perguntar por el indexe de determinado elemento o el número de veces que contiene específico elemento.</text:span></text:p>
      <text:p text:style-name="P38"/>
      <text:p text:style-name="P6">Frame <text:span text:style-name="T20">5</text:span></text:p>
      <text:p text:style-name="P12"><text:span text:style-name="T1">Objetivo</text:span>: <text:span text:style-name="T6">Únicidad</text:span><text:span text:style-name="T18"> e</text:span><text:span text:style-name="T20">n</text:span><text:span text:style-name="T18"> los </text:span><text:span text:style-name="T2">Datos estructurados</text:span></text:p>
      <text:p text:style-name="P46">Speach: </text:p>
      <text:p text:style-name="P19"><text:span text:style-name="T10">L</text:span><text:span text:style-name="T7">os diccionarios y los conjuntos cuentan con la particularidad que no permiten tener palabras claves y elementos repétidos, respectivamente. </text:span></text:p>
      <text:p text:style-name="P39"/>
      <text:p text:style-name="P39">En el caso de querer almacenar un valor con una palabra clave ya existente en un diccionario, se sobreescribira el valor que está ya tenía prestablecida.</text:p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24:44.510494315</meta:creation-date>
    <dc:date>2024-03-05T21:28:45.477314145</dc:date>
    <meta:editing-duration>PT21M5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57" meta:word-count="1167" meta:character-count="6992" meta:non-whitespace-character-count="5884"/>
  </office:meta>
</office:document-meta>
</file>